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0201in" fo:margin-bottom="0.0201in" fo:text-align="start" style:justify-single-word="false" fo:background-color="#e6e6e6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style:font-size-asian="9pt" style:font-size-complex="9pt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fo:background-color="#ffff00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</style:style>
    <style:style style:name="P1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4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17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 style:list-style-name="L2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font-name="Courier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background-color="#ffff0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5">Date &amp; Time: <text:span text:style-name="T1">03/01/2013</text:span></text:p>
      <text:p text:style-name="P12">Location: <text:span text:style-name="T1">Campus</text:span></text:p>
      <text:p text:style-name="P12">Computing context: <text:span text:style-name="T1">Macho Mac</text:span></text:p>
      <text:p text:style-name="P16"/>
      <text:p text:style-name="P8">Continuing from last time:</text:p>
      <text:list xml:id="list85747027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</text:list>
                </text:list-item>
              </text:list>
            </text:list-item>
          </text:list>
        </text:list-item>
      </text:list>
      <text:list xml:id="list127413877" text:style-name="L2">
        <text:list-item>
          <text:p text:style-name="P18">Fixing the G2J problem is not optional. </text:p>
        </text:list-item>
      </text:list>
      <text:p text:style-name="P13"/>
      <text:p text:style-name="P14">From Peter's code:</text:p>
      <text:p text:style-name="P9"><draw:frame draw:style-name="fr1" draw:name="Frame2" text:anchor-type="paragraph" svg:x="0.3827in" svg:y="0.0661in" svg:width="5.9701in" draw:z-index="0"><draw:text-box fo:min-height="3.5591in"><text:p text:style-name="P5"><text:s/>**<text:span text:style-name="T3">Note that the P and T values entered are really log10(T) and log10(P).</text:span><text:span text:style-name="T2">**</text:span></text:p><text:p text:style-name="P6"><text:s/>Enter P value: </text:p><text:p text:style-name="P6">12</text:p><text:p text:style-name="P6"><text:s/>Enter T value: </text:p><text:p text:style-name="P6">3</text:p><text:p text:style-name="P6"><text:s text:c="2"/></text:p><text:p text:style-name="P6"><text:s/>FROM INVSTATE:</text:p><text:p text:style-name="P6"><text:s text:c="11"/>logRho = <text:s text:c="2"/>-0.2048212<text:span text:style-name="T4">09145065</text:span></text:p><text:p text:style-name="P6"><text:s text:c="14"/>rho = <text:s text:c="3"/>0.623991668224335</text:p><text:p text:style-name="P6"><text:s text:c="2"/></text:p><text:p text:style-name="P6"><text:s/>FROM EOSTAB:</text:p><text:p text:style-name="P6"><text:s text:c="11"/>logRho = <text:s text:c="2"/>-0.2048212<text:span text:style-name="T4">28981018</text:span></text:p><text:p text:style-name="P6"><text:s text:c="14"/>RHO = <text:s text:c="3"/>0.623991668224335</text:p><text:p text:style-name="P6"><text:s text:c="2"/></text:p><text:p text:style-name="P6"><text:s/><text:span text:style-name="T4">log(rho) of invstate - eostab:</text:span></text:p><text:p text:style-name="P7">.198359529357539E-07</text:p><text:p text:style-name="P6"><text:s text:c="2"/></text:p><text:p text:style-name="P6"><text:s/>rho of invstate - eostab:</text:p><text:p text:style-name="P6">.000000000000000E+00</text:p><text:p text:style-name="P4"/></draw:text-box></draw:frame></text:p>
      <text:p text:style-name="P10">The invstate subroutine in Peter's code declares the rho values to be of the type real*4 (i.e. floating point precision in C++ terms), which means they have 8 sig figs. <text:s/>However, in the Henyey, GI, and main routines, variables beginning with 'r' are implicitly declared to be of type real*8 (i.e. double precision, in C++ language), which have 16 sig figs.</text:p>
      <text:p text:style-name="P10"/>
      <text:p text:style-name="P10">According to the Fortran documentation I've been able to find, here's how mixed variable type calculations are handled:</text:p>
      <text:p text:style-name="P10">Real * Double = Double <text:s/>&lt;-- Answer defaults to the higher precision type.</text:p>
      <text:p text:style-name="P10"/>
      <text:p text:style-name="P10">The way the calculation goes is like this:</text:p>
      <text:p text:style-name="P10"><text:s/>(Real --&gt; converted to double for this calculation, though the additional sig figs should all equal zero[?]) * Double = Double</text:p>
      <text:p text:style-name="P10"/>
      <text:p text:style-name="P10">The values in the eostab lookup table all only have 8 sig figs (go out to 7 decimal places). <text:s/>This is probably why the rho values (and P/T/other lookup values) are assigned to real*4 precision in the lookup subroutines. <text:s/></text:p>
      <text:p text:style-name="P10"/>
      <text:p text:style-name="P10">However, I'm not sure how that affects the Henyey and GI subroutine calculations, where those same variables are assumed to be of real*8 precision. <text:s/>How accurately do those variables convert to the higher precision?</text:p>
      <text:p text:style-name="P10"/>
      <text:p text:style-name="P10">Or, let's say that logRho is real*4 precision, but rho is real*8 precision. <text:s/>How accurate is the rho value that's calculated from the logRho value?</text:p>
      <text:p text:style-name="P10"/>
      <text:p text:style-name="P10">Still have ongoing problems... If I have Peter's code look up rho at each of the P/T "bracket" values that Helena finds for a given P/T input, his code doesn't produce the same density (at that bracket point) that Helena does. <text:s/>Even though Helena is using a lookup table based on the densities Peter's code is supposedly finding at those P/T bracket values. <text:s/>Confusing!</text:p>
      <text:p text:style-name="P10"/>
      <text:p text:style-name="Horizontal_20_Line"/>
      <text:p text:style-name="P11">Today's Work:</text:p>
      <text:p text:style-name="P10">Debugging session with Greg:</text:p>
      <text:p text:style-name="P10">"Maybe your code *can* converge a model, even if it approaches convergence slightly differently than Peter's."</text:p>
      <text:p text:style-name="P10">Analogy of skateboarders in complicated environment, but they all eventually roll down to the lowest point in the skatepark, b/c the numerical relaxation method is inherently "dissipative." </text:p>
      <text:p text:style-name="P10">Greg thinks the thing driving the differences b/w the codes behaviors boil down to numerical precision, so it's not mandatory that I get my (higher precision values) code to behave *precisely* like Peter's.</text:p>
      <text:p text:style-name="P10"/>
      <text:p text:style-name="P10">Also, suggested changing all of the real*4 variables in Peter's code over to real*8 precision. <text:s/>This was before recommending that I just let my code RUN LIKE THE WIND and see if it converges, but keep this in mind if I need to go back and do more debugging/comparisons.</text:p>
      <text:p text:style-name="P10"/>
      <text:p text:style-name="P10">Also, apparently we're now meeting every M/W/F!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2DT15H57M14S</meta:editing-duration>
    <meta:editing-cycles>97</meta:editing-cycles>
    <meta:generator>OpenOffice.org/3.3$Unix OpenOffice.org_project/330m20$Build-9567</meta:generator>
    <meta:initial-creator>Laurel Ruhlen</meta:initial-creator>
    <dc:date>2013-03-01T18:01:30</dc:date>
    <dc:creator>Laurel Ruhlen</dc:creator>
    <meta:document-statistic meta:table-count="0" meta:image-count="0" meta:object-count="0" meta:page-count="1" meta:paragraph-count="44" meta:word-count="501" meta:character-count="3125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